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146in"/>
    </style:style>
    <style:style style:name="co7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yp51_amino_acid_combinations_year_group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tations</text:p>
          </table:table-cell>
          <table:table-cell office:value-type="string" calcext:value-type="string">
            <text:p>pseudo-haplotype</text:p>
          </table:table-cell>
          <table:table-cell office:value-type="string" calcext:value-type="string">
            <text:p>1980-2001</text:p>
          </table:table-cell>
          <table:table-cell office:value-type="string" calcext:value-type="string">
            <text:p>2007-2020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36F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36F+509T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36F+79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6F+175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6F+79T+175N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136F+79T+509T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F+175N+509T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F+79T+175N+509T</text:p>
          </table:table-cell>
          <table:table-cell office:value-type="string" calcext:value-type="string">
            <text:p>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T+175N+509T</text:p>
          </table:table-cell>
          <table:table-cell office:value-type="string" calcext:value-type="string">
            <text:p>i 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T+175N</text:p>
          </table:table-cell>
          <table:table-cell office:value-type="string" calcext:value-type="string">
            <text:p>j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T+509T</text:p>
          </table:table-cell>
          <table:table-cell office:value-type="string" calcext:value-type="string">
            <text:p>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T</text:p>
          </table:table-cell>
          <table:table-cell office:value-type="string" calcext:value-type="string">
            <text:p>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N+509T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09T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_mutation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414" calcext:value-type="float">
            <text:p>414</text:p>
          </table:table-cell>
        </table:table-row>
      </table:table>
      <table:table table:name="cyp51_amino_acid_combinations_year_group2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utations</text:p>
          </table:table-cell>
          <table:table-cell office:value-type="string" calcext:value-type="string">
            <text:p>pseudo-haplotype</text:p>
          </table:table-cell>
          <table:table-cell office:value-type="string" calcext:value-type="string">
            <text:p>1980-2010</text:p>
          </table:table-cell>
          <table:table-cell office:value-type="string" calcext:value-type="string">
            <text:p>2015-202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36F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36F+509T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36F+79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6F+175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6F+79T+175N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136F+79T+509T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F+175N+509T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F+79T+175N+509T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T+175N+509T</text:p>
          </table:table-cell>
          <table:table-cell office:value-type="string" calcext:value-type="string">
            <text:p>i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T+175N</text:p>
          </table:table-cell>
          <table:table-cell office:value-type="string" calcext:value-type="string">
            <text:p>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T+509T</text:p>
          </table:table-cell>
          <table:table-cell office:value-type="string" calcext:value-type="string">
            <text:p>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T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N+509T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N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09T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_mutatio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office:value-type="float" office:value="414" calcext:value-type="float">
            <text:p>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4T14:49:07.915421136</dc:date>
    <meta:editing-duration>PT1M50S</meta:editing-duration>
    <meta:editing-cycles>1</meta:editing-cycles>
    <meta:generator>LibreOffice/7.3.7.2$Linux_X86_64 LibreOffice_project/30$Build-2</meta:generator>
    <meta:document-statistic meta:table-count="2" meta:cell-count="194" meta:object-count="0"/>
  </office:meta>
</office:document-meta>
</file>